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99" draw:textarea-horizontal-align="justify" draw:textarea-vertical-align="middle" draw:auto-grow-height="fals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12cm" fo:min-width="0cm"/>
    </style:style>
    <style:style style:name="gr5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3.119cm"/>
    </style:style>
    <style:style style:name="gr7" style:family="graphic" style:parent-style-name="standard">
      <style:graphic-properties draw:stroke="none" svg:stroke-color="#000000" draw:fill="none" draw:fill-color="#ffffff" fo:min-height="1cm"/>
    </style:style>
    <style:style style:name="gr8" style:family="graphic" style:parent-style-name="standard">
      <style:graphic-properties draw:stroke="none" draw:fill="none" fo:min-height="0.713cm"/>
    </style:style>
    <style:style style:name="gr9" style:family="graphic" style:parent-style-name="standard">
      <style:graphic-properties draw:fill="none" draw:textarea-horizontal-align="justify" draw:textarea-vertical-align="middle" draw:auto-grow-height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4cm" svg:height="2cm" svg:x="2.515cm" svg:y="2cm">
          <text:p text:style-name="P1">rdfs:Clas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4cm" svg:height="2cm" svg:x="10.5cm" svg:y="3cm">
          <text:p text:style-name="P1">v:Viru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5cm" svg:height="2cm" svg:x="3cm" svg:y="7cm">
          <text:p text:style-name="P1">v:Transmiss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5.5cm" svg:y1="7cm" svg:x2="4.515cm" svg:y2="4cm">
          <text:p/>
        </draw:line>
        <draw:line draw:style-name="gr2" draw:text-style-name="P1" draw:layer="layout" svg:x1="12cm" svg:y1="3cm" svg:x2="6.515cm" svg:y2="3cm">
          <text:p/>
        </draw:line>
        <draw:frame draw:style-name="gr3" draw:layer="layout" svg:width="5.015cm" svg:height="0.962cm" svg:x="2.5cm" svg:y="5.538cm">
          <draw:text-box>
            <text:p>rdfs:subClassOf</text:p>
          </draw:text-box>
        </draw:frame>
        <draw:frame draw:style-name="gr4" draw:layer="layout" svg:width="5.015cm" svg:height="0.962cm" svg:x="7cm" svg:y="2.038cm">
          <draw:text-box>
            <text:p>rdfs:subClassOf</text:p>
          </draw:text-box>
        </draw:frame>
        <draw:custom-shape draw:style-name="gr5" draw:text-style-name="P1" draw:layer="layout" svg:width="5cm" svg:height="2cm" svg:x="2.5cm" svg:y="12cm">
          <text:p text:style-name="P1">v:VoieAérienn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5cm" svg:y1="12cm" svg:x2="5.5cm" svg:y2="9cm">
          <text:p/>
        </draw:line>
        <draw:frame draw:style-name="gr6" draw:layer="layout" svg:width="2.619cm" svg:height="0.962cm" svg:x="2.381cm" svg:y="10.038cm">
          <draw:text-box>
            <text:p>rdf:type</text:p>
          </draw:text-box>
        </draw:frame>
        <draw:custom-shape draw:style-name="gr5" draw:text-style-name="P1" draw:layer="layout" svg:width="5cm" svg:height="2cm" svg:x="14cm" svg:y="6.5cm">
          <text:p text:style-name="P1">v:FLU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16.5cm" svg:y1="6.5cm" svg:x2="14.5cm" svg:y2="4cm">
          <text:p/>
        </draw:line>
        <draw:frame draw:style-name="gr3" draw:layer="layout" svg:width="2.619cm" svg:height="0.962cm" svg:x="15.5cm" svg:y="4.5cm">
          <draw:text-box>
            <text:p>rdf:type</text:p>
          </draw:text-box>
        </draw:frame>
        <draw:line draw:style-name="gr2" draw:text-style-name="P1" draw:layer="layout" svg:x1="14.5cm" svg:y1="8cm" svg:x2="7.5cm" svg:y2="13cm">
          <text:p/>
        </draw:line>
        <draw:frame draw:style-name="gr3" draw:layer="layout" svg:width="6.522cm" svg:height="0.962cm" svg:x="10.478cm" svg:y="11cm">
          <draw:text-box>
            <text:p>v:Virus_Transmission</text:p>
          </draw:text-box>
        </draw:frame>
        <draw:frame draw:style-name="gr3" draw:layer="layout" svg:width="3.317cm" svg:height="0.962cm" svg:x="2.5cm" svg:y="15cm">
          <draw:text-box>
            <text:p>Légende :</text:p>
          </draw:text-box>
        </draw:frame>
        <draw:custom-shape draw:style-name="gr5" draw:text-style-name="P1" draw:layer="layout" svg:width="5cm" svg:height="2cm" svg:x="2cm" svg:y="16.5cm">
          <text:p text:style-name="P1">Instanc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5cm" svg:height="2cm" svg:x="7.5cm" svg:y="16.5cm">
          <text:p text:style-name="P1">Class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layer="layout" svg:width="5.5cm" svg:height="1.25cm" svg:x="13.5cm" svg:y="17cm">
          <draw:text-box>
            <text:p/>
          </draw:text-box>
        </draw:frame>
        <draw:frame draw:style-name="gr3" draw:layer="layout" svg:width="8.778cm" svg:height="0.962cm" svg:x="2.5cm" svg:y="19cm">
          <draw:text-box>
            <text:p>xmlns:v=http://lirmm.fr/virus# </text:p>
          </draw:text-box>
        </draw:frame>
        <draw:frame draw:style-name="gr8" draw:layer="layout" svg:width="16.5cm" svg:height="0.963cm" svg:x="2.5cm" svg:y="20.037cm">
          <draw:text-box>
            <text:p>xmlns:rdfs=http://www.w3.org/1999/02/22-rdf-syntax-ns#</text:p>
          </draw:text-box>
        </draw:frame>
        <draw:custom-shape draw:style-name="gr9" draw:text-style-name="P1" draw:layer="layout" svg:width="18cm" svg:height="6.5cm" svg:x="1.5cm" svg:y="15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Audrey </meta:initial-creator>
    <meta:creation-date>2010-12-12T14:21:17</meta:creation-date>
    <dc:date>2010-12-12T14:50:15</dc:date>
    <dc:creator>Audrey </dc:creator>
    <meta:editing-duration>PT00H13M48S</meta:editing-duration>
    <meta:editing-cycles>2</meta:editing-cycles>
    <meta:generator>OpenOffice.org/3.2$Unix OpenOffice.org_project/320m12$Build-9483</meta:generator>
    <meta:document-statistic meta:object-count="22"/>
  </office:meta>
</office:document-meta>
</file>